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margin-left="0.4925in" fo:margin-right="0in" fo:text-indent="0in" style:auto-text-indent="false"/>
    </style:style>
    <style:style style:name="P6" style:family="paragraph" style:parent-style-name="Standard">
      <style:paragraph-properties fo:text-align="start" style:justify-single-wor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ystream: Протокол для Управления Контентной Платформой ее Пользователями</text:p>
      <text:p text:style-name="P2"/>
      <text:p text:style-name="P1">Jsgenesis</text:p>
      <text:p text:style-name="P1"/>
      <text:p text:style-name="P1">8 июня 2020 г.</text:p>
      <text:p text:style-name="P1"><text:span text:style-name="T1">ЧЕРНОВИК</text:span> Версия 0.1<text:span text:style-name="T1">(</text:span><text:span text:style-name="T2">ru</text:span><text:span text:style-name="T1">)</text:span></text:p>
      <text:p text:style-name="P1"/>
      <text:p text:style-name="P1"/>
      <text:p text:style-name="P4">Теория</text:p>
      <text:p text:style-name="P1"/>
      <text:p text:style-name="P3"><text:tab/>Протокол Joystream пытается формализовать <text:span text:style-name="T1">идею</text:span> <text:span text:style-name="T1">контентной </text:span>платформ<text:span text:style-name="T1">ы</text:span>, <text:span text:style-name="T1">которая бы</text:span> <text:s text:c="4"/>управля<text:span text:style-name="T1">лась</text:span> и <text:span text:style-name="T1">оперировалась самими </text:span>пользовател<text:span text:style-name="T1">ями</text:span> платформы. Центральным элементом протокола является распределенное состояние платформы, реализованн<text:span text:style-name="T1">ое</text:span> поверх</text:p>
      <text:p text:style-name="P3">систем<text:span text:style-name="T1">ы</text:span> консенсуса блокчейн<text:span text:style-name="T1">а</text:span>, систем<text:span text:style-name="T1">ы </text:span>которая координирует и <text:span text:style-name="T1">позволяет </text:span>стимулир<text:span text:style-name="T1">овать</text:span> все заинтересованны<text:span text:style-name="T1">е</text:span> <text:span text:style-name="T1">стороны.</text:span> Практически все аспекты контентной платформы являются эндогенными для протокола, включая<text:span text:style-name="T1">:</text:span></text:p>
      <text:p text:style-name="P6"/>
      <text:p text:style-name="P5"><text:span text:style-name="T1">(а)<text:tab/></text:span>управление</text:p>
      <text:p text:style-name="P5">(<text:span text:style-name="T1">б</text:span>)<text:tab/>система членства с проверк<text:span text:style-name="T1">ами</text:span> <text:span text:style-name="T1">а так же</text:span> <text:span text:style-name="T1">защитой правил и соглашений</text:span></text:p>
      <text:p text:style-name="P5">(<text:span text:style-name="T1">в</text:span>)<text:tab/>хранение и распространение</text:p>
      <text:p text:style-name="P5">(<text:span text:style-name="T1">г</text:span>)<text:tab/>каталог тщательно подобранного контента</text:p>
      <text:p text:style-name="P5"><text:span text:style-name="T1">(д)<text:tab/></text:span>поиск контента, просмотр, и рекомендации</text:p>
      <text:p text:style-name="P5"><text:span text:style-name="T1">(е)<text:tab/></text:span>финансирование и координация разработки программного обеспечения</text:p>
      <text:p text:style-name="P5">(<text:span text:style-name="T1">ж</text:span>)<text:tab/>финансирование производства контента</text:p>
      <text:p text:style-name="P5">(<text:span text:style-name="T1">з</text:span>)<text:tab/>аукционы реклам<text:span text:style-name="T1">ы</text:span> и размещение</text:p>
      <text:p text:style-name="P5"><text:span text:style-name="T1">(и)<text:tab/></text:span>коммуникаци<text:span text:style-name="T1">и</text:span>: обмен сообщениями и доски объявлений</text:p>
      <text:p text:style-name="P5"/>
      <text:p text:style-name="P3"><text:tab/>и каждая подсистема полностью подотчетна и <text:span text:style-name="T1">направляется</text:span> пользователями, <text:span text:style-name="T1">это обеспечивается</text:span> системой управления. <text:span text:style-name="T1">Охват</text:span> такого широкого диапазона систем в </text:p>
      <text:p text:style-name="P3">протоколе - <text:span text:style-name="T1">является</text:span> отличительн<text:span text:style-name="T1">ой</text:span> черт<text:span text:style-name="T1">ой </text:span><text:span text:style-name="T2">Joystream</text:span>. Это мотивировано тезисом о том, что можно достичь высокого уровня ответственности платформы за счет расширения двух пользовательских возможностей</text:p>
      <text:p text:style-name="P3"><text:tab/>Во-первых, возможность выразить неудовлетворенность и впоследствии реализовать изменения на основе таких голосов, которые <text:span text:style-name="T1">полагаются</text:span> на неизменяемую историю действий, надежный обмен информацией и обязательное выполнение политики изменения.</text:p>
      <text:p text:style-name="P3"><text:tab/>Во-вторых, возможность <text:span text:style-name="T1">ухода</text:span> с платформы по невысокой цене, <text:span text:style-name="T1">благодаря</text:span> <text:span text:style-name="T2">воcсозданию</text:span> альтернати<text:span text:style-name="T1">вной платформы</text:span> когда распад <text:span text:style-name="T1">старой </text:span>платформы зашел слишком далеко. Это зависит от доступности всего состояния платформы для <text:span text:style-name="T1">массовой</text:span> репликации, что невозможно, если <text:span text:style-name="T1">состояние </text:span>критически<text:span text:style-name="T1">х</text:span> част<text:span text:style-name="T1">ей</text:span> платформы явля<text:span text:style-name="T1">ется</text:span> экзогенным для протокол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20T10:26:29.75</meta:creation-date>
    <meta:generator>OpenOffice/4.1.6$Win32 OpenOffice.org_project/416m1$Build-9790</meta:generator>
    <dc:date>2021-02-20T15:36:26.56</dc:date>
    <meta:editing-duration>PT4H10M49S</meta:editing-duration>
    <meta:editing-cycles>15</meta:editing-cycles>
    <meta:document-statistic meta:table-count="0" meta:image-count="0" meta:object-count="0" meta:page-count="1" meta:paragraph-count="20" meta:word-count="223" meta:character-count="1893"/>
  </office:meta>
</office:document-meta>
</file>